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9f93" officeooo:paragraph-rsid="00169f93"/>
    </style:style>
    <style:style style:name="P2" style:family="paragraph" style:parent-style-name="Standard">
      <style:text-properties officeooo:rsid="00179bdd" officeooo:paragraph-rsid="00179bdd"/>
    </style:style>
    <style:style style:name="P3" style:family="paragraph" style:parent-style-name="Standard">
      <style:text-properties officeooo:rsid="00179bdd" officeooo:paragraph-rsid="001a6986"/>
    </style:style>
    <style:style style:name="P4" style:family="paragraph" style:parent-style-name="Standard">
      <style:text-properties officeooo:rsid="00179bdd" officeooo:paragraph-rsid="001b2e4e"/>
    </style:style>
    <style:style style:name="P5" style:family="paragraph" style:parent-style-name="Standard">
      <style:text-properties officeooo:rsid="0018a8e7" officeooo:paragraph-rsid="0018a8e7"/>
    </style:style>
    <style:style style:name="P6" style:family="paragraph" style:parent-style-name="Standard">
      <style:text-properties officeooo:rsid="001a6986" officeooo:paragraph-rsid="001a6986"/>
    </style:style>
    <style:style style:name="T1" style:family="text">
      <style:text-properties officeooo:rsid="00179bdd"/>
    </style:style>
    <style:style style:name="T2" style:family="text">
      <style:text-properties officeooo:rsid="0018a8e7"/>
    </style:style>
    <style:style style:name="T3" style:family="text">
      <style:text-properties officeooo:rsid="001a698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5">Einfluss der Zellgröße auf die Abstandsberechnung</text:p>
      <text:p text:style-name="P1">Bei der Berechnung der Abstände hat die Wahl der Zellgröße je nach Algorithmus einen entscheidenden Einfluss auf die Ergebnisse der Simulation. <text:span text:style-name="T1">Die Zellgröße gibt nicht nur die minimale Schrittweite vor, sondern hat auch Einfluss auf die Genauigkeit der Nutzenberechnungen. Um einen Vergleich darzustellen wurde ein Quadratisches Feld angelegt. Die Zellgröße des Feldes sowie die Anzahl der Felder wurden so variiert, dass die Entfernung von der rechten unteren Ecke zur linken oberen Ecke (am weitesten entfernter Punkt) immer den gleichen Abstand hat. Die Tabelle XXX zeigt die Ergebnisse dieses Experiments. Wichtig ist der Wert „Distance in X and Y“, welcher besagt, dass das Ziel in X und in Y Richtung immer jeweils 14 Zellen entfernt ist.</text:span></text:p>
      <text:p text:style-name="P4">Nach der Formel<text:span text:style-name="T3"> wurde der</text:span> Abstand von Ziel zum am weitesten entfernten <text:span text:style-name="T3">Punkt</text:span> berechnet:</text:p>
      <text:p text:style-name="P2"/>
      <text:p text:style-name="P3">a= wurzel(b2 +c2) <text:span text:style-name="T3">= wurzel(14*14 + 14*14)</text:span> </text:p>
      <text:p text:style-name="P3"/>
      <text:p text:style-name="P3">Wie in der Tabelle zu sehen ist, berechnet der Euklid Algorithmus den Abstand sehr präzise. Da der Euklid Algorithmus kein „Gedächtnis“ hat und ohne Einfluss vorheriger Zellen berechnet. Interessant ist vor allem die Abweichung von 1,45 m die <text:span text:style-name="T2">beim Fast Marching Algorithmus entsteht. Die entspricht einem Fehler von von 7,3 % entspricht. Verringert man die Zellgröße, so konvergiert der Fast Marching Algorithmus gegen den euklidischen Abstand. Die prozentualen Fehler in Abhängigkeit der Zellgröße sind in Abbildung XXX dargestellt. </text:span></text:p>
      <text:p text:style-name="P2"/>
      <text:p text:style-name="P2"/>
      <text:p text:style-name="P5">Einfluss der Zellgröße auf die maximale Dichte </text:p>
      <text:p text:style-name="P6">Darüber hinaus hat die Zellgröße direkten Einfluss auf die Dichte [Personen/m2] in einem Feld. Würde man die Zellgröße von 2m2 wählen, erhielte man eine maximale Dichte von 0,5 1/m2. Es ist darauf zu achten, dass die Zellgröße angemessen gewählt wird. Bei den Versuchen wurde stets eine Zellgröße von 0,4 bis 0,5 1/m2 verwendet.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6T20:25:30.404332193</meta:creation-date>
    <dc:date>2017-06-16T22:00:47.797410850</dc:date>
    <meta:editing-duration>PT42M40S</meta:editing-duration>
    <meta:editing-cycles>1</meta:editing-cycles>
    <meta:document-statistic meta:table-count="0" meta:image-count="0" meta:object-count="0" meta:page-count="1" meta:paragraph-count="7" meta:word-count="280" meta:character-count="1833" meta:non-whitespace-character-count="1556"/>
    <meta:generator>LibreOffice/5.3.1.2$Linux_X86_64 LibreOffice_project/30m0$Build-2</meta:generator>
  </office:meta>
</office:document-meta>
</file>